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033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0335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60335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60335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نُوحٖ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إِنَّآ أَرْسَلْنَا نُوحاٗ اِلَيٰ قَوْمِهِ“ أَنَ اَنذِرْ قَوْمَــكَ مِــن قَبْلِ أَنْ يَّاتِيَهُمْ عَذَاب٘ اَلِيمٌؐ </text:span><text:span text:style-name="T2">(1)</text:span><text:span text:style-name="T1"> قَالَ يَـٰقَوْمِ إِنِّى لَكُمْ نَذِيرٌ مُّبِين٘ </text:span><text:span text:style-name="T2">(2)</text:span><text:span text:style-name="T1"> اَنُ </text:span><text:span text:style-name="T4">۶</text:span><text:span text:style-name="T1">عْبُدُواْ </text:span><text:span text:style-name="T4">۴</text:span><text:span text:style-name="T1">للَّهَ وَاتَّقُوهُ وَأَطِيعُونِ </text:span><text:span text:style-name="T2">(3)</text:span><text:span text:style-name="T1"> يَغْفِرْ لَكُم مِّــن ذُنُوبِكُمْ وَيُوَ۬خِّرْكُمُ; إِلَيٰٓ أَجَــلٍ مُّسَمّيٗؐ اِنَّ أَجَــلَ </text:span><text:span text:style-name="T4">۰</text:span><text:span text:style-name="T1">للَّهِ إِذَا جَآءَ لاَ يُوَ۬خَّرُ لَوْ كُنتُمْ تَعْلَمُونَؐ </text:span><text:span text:style-name="T2">(4)</text:span><text:span text:style-name="T1"> قَالَ رَبِّ إِنِّى دَعَوْتُ قَوْمِى لَيْلًا وَنَهَاراً </text:span><text:span text:style-name="T2">(5)</text:span><text:span text:style-name="T1"> فَلَمْ يَزۣدْهُمْ دُعَآءِيَ إِلاَّ فِرَاراًؐ </text:span><text:span text:style-name="T2">(6)</text:span><text:span text:style-name="T1"> وَإِنِّى كُلَّمَا دَعَوْتُهُمْ لِتَغْفِرَ لَهُمْ جَعَلُوٓاْ أَصَـٰبِعَهُمْ فِىٓ ءَاذَانِهِمْ وَاسْتَغْشَوْاْ ثِيَابَهُمْ وَأَصَرُّواْ وَاسْتَكْبَرُواْ èسْتِكْبَاراًؐ </text:span><text:span text:style-name="T2">(7)</text:span><text:span text:style-name="T1"> ثُمَّ إِنِّى دَعَوْتُهُمْ جِهَاراًؐ </text:span><text:span text:style-name="T2">(8)</text:span><text:span text:style-name="T1"> ثُمَّ إِنِّــيَ أَعْلَنتُ لَهُمْ وَأَسْرَرْتُ لَهُمُ; إِسْرَاراً </text:span><text:span text:style-name="T2">(9)</text:span><text:span text:style-name="T1"> فَقُلْتُ èسْتَغْفِرُواْ رَبَّكُمُ; إِنَّهُ„ كَانَ</text:span></text:p>
      <text:p text:style-name="P3" loext:marker-style-name="T1"/>
      <text:p text:style-name="P4" loext:marker-style-name="T1"><text:span text:style-name="T1">596</text:span></text:p>
      <text:p text:style-name="P2" loext:marker-style-name="T1"><text:span text:style-name="T1">غَفَّاراً </text:span><text:span text:style-name="T2">(10)</text:span><text:span text:style-name="T1"> يُرْسِـلِ </text:span><text:span text:style-name="T4">۱</text:span><text:span text:style-name="T1">لسَّمَآءَ عَلَيْكُم مِّدْرَاراً </text:span><text:span text:style-name="T2">(11)</text:span><text:span text:style-name="T1"> وَيُمْدِدْكُم بِأَمْوَ؛لٍ وَبَنِينَ وَيَجْعَــل لَّكُمْ جَنَّـٰتٍ وَيَجْعَــل لَّكُمُ; أَنْهَـٰراًؐ </text:span><text:span text:style-name="T2">(12)</text:span><text:span text:style-name="T1"> مَّا لَكُمْ لاَ تَرْجُونَ لِلهِ وَقَاراً </text:span><text:span text:style-name="T2">(13)</text:span><text:span text:style-name="T1"> وَقَدْ خَلَقَكُمُ; أَطْوَاراٗؐ </text:span><text:span text:style-name="T2">(14)</text:span><text:span text:style-name="T1"> ® اَلَمْ تَرَوْاْ كَيْفَ خَلَــقَ </text:span><text:span text:style-name="T4">۰</text:span><text:span text:style-name="T1">للَّهُ سَبْعَ سَمَـٰوَ؛تٍ طِبَاقاً </text:span><text:span text:style-name="T2">(15)</text:span><text:span text:style-name="T1"> وَجَعَــلَ </text:span><text:span text:style-name="T4">۰</text:span><text:span text:style-name="T1">لْقَمَرَ فِيهِنَّ نُوراً وَجَعَــلَ </text:span><text:span text:style-name="T4">۰</text:span><text:span text:style-name="T1">لشَّمْسَ سِرَاجاًؐ </text:span><text:span text:style-name="T2">(16)</text:span><text:span text:style-name="T1"> وَاللَّهُ أَنۢبَتَكُم مِّــنَ </text:span><text:span text:style-name="T4">۰</text:span><text:span text:style-name="T1">لاَرْضِ نَبَاتاً </text:span><text:span text:style-name="T2">(17)</text:span><text:span text:style-name="T1"> ثُمَّ يُعِيدُكُمْ فِيهَا وَيُخْرۣجُكُمُ; إِخْرَاجاًؐ </text:span><text:span text:style-name="T2">(18)</text:span><text:span text:style-name="T1"> وَاللَّهُ جَعَلَ لَكُمُ </text:span><text:span text:style-name="T4">۴</text:span><text:span text:style-name="T1">لاَرْضَ بِسَاطاً </text:span><text:span text:style-name="T2">(19)</text:span><text:span text:style-name="T1"> لِّتَسْلُكُواْ مِنْهَا سُبُلًا فِجَاجاًؐ </text:span><text:span text:style-name="T2">(20)</text:span><text:span text:style-name="T1"> قَالَ نُوحٌ رَّبِّ إِنَّهُمْ عَصَوْنِى وَاتَّبَعُواْ مَــن لَّمْ يَزۣدْهُ مَالُهُ„ وَوَلَدُهُ; إِلاَّ خَسَاراً </text:span><text:span text:style-name="T2">(21)</text:span><text:span text:style-name="T1"> وَمَكَرُواْ مَكْراً كُبَّاراًؐ </text:span><text:span text:style-name="T2">(22)</text:span><text:span text:style-name="T1"> وَقَالُواْ لاَ تَذَرُنَّ ءَالِهَتَكُمْ وَلاَ تَذَرُنَّ وُدّاً وَلاَ سُوَاعاً </text:span><text:span text:style-name="T2">(23)</text:span><text:span text:style-name="T1"> وَلاَ يَغُوثَ وَيَعُوقَ وَنَسْراًؐ </text:span><text:span text:style-name="T2">(24)</text:span><text:span text:style-name="T1"> وَقَدَ اَضَلُّواْ كَثِيراًؐ وَلاَ تَزۣدِ </text:span><text:span text:style-name="T4">۱</text:span><text:span text:style-name="T1">لظَّـٰلِمِينَ إِلاَّ ضَچَلًؐا </text:span><text:span text:style-name="T2">(25)</text:span><text:span text:style-name="T1"> مِّمَّا خَطِيٓــَٔــٰتِهِمُ; ٱُغْرۣقُواْ فَٱُدْخِلُواْ نَاراً </text:span><text:span text:style-name="T2">(26)</text:span><text:span text:style-name="T1"> فَلَمْ يَجِدُواْ لَهُم مِّن دُونِ </text:span><text:span text:style-name="T4">۱</text:span><text:span text:style-name="T1">للَّهِ أَنصَاراًؐ </text:span><text:span text:style-name="T2">(27)</text:span><text:span text:style-name="T1"> وَقَالَ نُوحٌ رَّبِّ لاَ تَذَرْ</text:span></text:p>
      <text:p text:style-name="P3" loext:marker-style-name="T1"/>
      <text:p text:style-name="P4" loext:marker-style-name="T1"><text:span text:style-name="T1">597</text:span></text:p>
      <text:p text:style-name="P2" loext:marker-style-name="T1"><text:span text:style-name="T1">عَلَــي </text:span><text:span text:style-name="T4">۰</text:span><text:span text:style-name="T1">لاَرْضِ مِنَ </text:span><text:span text:style-name="T4">۰</text:span><text:span text:style-name="T1">لْكۭـٰفِـرۣيــنَ دَيَّاراٗؐ </text:span><text:span text:style-name="T2">(28)</text:span><text:span text:style-name="T1"> اِنَّكَ إِن تَذَرْهُمْ يُضِلُّواْ عِبَادَكَ وَلاَ يَلِدُوٓاْ إِلاَّ فَاجِراً كَفَّاراًؐ </text:span><text:span text:style-name="T2">(29)</text:span><text:span text:style-name="T1"> رَّبِّ 'غْفِرْ لِى وَلِوَ؛لِدَيَّ وَلِمَــن دَخَلَ بَيْتِى مُومِناً وَلِلْمُومِنِينَ وَالْمُومِنَـٰتِؐ وَلاَ تَزۣدِ </text:span><text:span text:style-name="T4">۱</text:span><text:span text:style-name="T1">لظَّـٰلِمِينَ إِلاَّ تَبَاراً </text:span><text:span text:style-name="T2">(30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7:25.140142001</meta:creation-date>
    <dc:date>2025-03-03T14:27:36.674127616</dc:date>
    <meta:editing-duration>PT13S</meta:editing-duration>
    <meta:editing-cycles>1</meta:editing-cycles>
    <meta:document-statistic meta:table-count="0" meta:image-count="0" meta:object-count="0" meta:page-count="3" meta:paragraph-count="6" meta:word-count="265" meta:character-count="1420" meta:non-whitespace-character-count="1160"/>
    <meta:generator>LibreOffice/24.8.2.1$Linux_X86_64 LibreOffice_project/0f794b6e29741098670a3b95d60478a65d05ef13</meta:generator>
  </office:meta>
</office:document-meta>
</file>